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6000003212B1A5A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color="#008000"/>
    </style:style>
    <style:style style:name="P2" style:family="paragraph">
      <style:paragraph-properties fo:text-align="center"/>
    </style:style>
    <style:style style:name="T1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XPilot AI</text:span></text:p>
          </draw:text-box>
        </draw:frame>
        <draw:frame draw:style-name="gr1" draw:text-style-name="P2" draw:layer="layout" svg:width="19.62cm" svg:height="16cm" svg:x="4.38cm" svg:y="5cm">
          <draw:image xlink:href="Pictures/10000000000003D6000003212B1A5A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2-11T09:28:03</meta:creation-date>
    <meta:editing-duration>PT00H04M45S</meta:editing-duration>
    <meta:editing-cycles>2</meta:editing-cycles>
    <dc:date>2012-12-11T10:03:20</dc:date>
    <meta:document-statistic meta:object-count="25"/>
    <meta:generator>OpenOffice.org/3.2$Solaris_Sparc OpenOffice.org_project/320m18$Build-9502</meta:generator>
  </office:meta>
</office:document-meta>
</file>